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2">
            <text:p>12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3-03-17_09-10-22_000.jpg</text:p>
          </table:table-cell>
          <table:table-cell table:style-name="ce26" office:value-type="string">
            <text:p>:m :PHOTO 起きた時刻 / 2023</text:p>
          </table:table-cell>
          <table:table-cell table:style-name="ce27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:PHOTO 起きた時刻 / 2023">
            <text:p>:m :PHOTO 起きた時刻 / 2023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0" office:value-type="string">
            <text:p>2023-03-17_03-12-23_000.jpg</text:p>
          </table:table-cell>
          <table:table-cell table:style-name="ce26" office:value-type="string">
            <text:p>:m :PHOTO 寝た時刻 / 2023</text:p>
          </table:table-cell>
          <table:table-cell table:style-name="ce28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:PHOTO 寝た時刻 / 2023">
            <text:p>:m :PHOTO 寝た時刻 / 2023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3-03-17_13-17-07_000.jpg</text:p>
          </table:table-cell>
          <table:table-cell table:style-name="ce26" office:value-type="string">
            <text:p>:m #*# / memo:other(m:other) / topic=, about=,other=,id=~,content=QQQ</text:p>
          </table:table-cell>
          <table:table-cell table:style-name="ce26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#*# / memo:other(m:other) / topic=, about=,other=,id=~,content=QQQ">
            <text:p>:m #*# / memo:other(m:other) / topic=, about=,other=,id=~,content=QQQ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7" office:value-type="string">
            <text:p>2023-03-17_15-01-42_000.jpg</text:p>
          </table:table-cell>
          <table:table-cell table:style-name="ce26" office:value-type="string">
            <text:p>:m #*# / read-docs / theme=習近平(xijinping)：講話,content=人民代表大会：工作会議,w=毛沢東； / genre=~ / other=~, doc-id=JCLS</text:p>
          </table:table-cell>
          <table:table-cell table:style-name="ce28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#*# / read-docs / theme=習近平(xijinping)：講話,content=人民代表大会：工作会議,w=毛沢東； / genre=~ / other=~, doc-id=JCLS">
            <text:p>:m #*# / read-docs / theme=習近平(xijinping)：講話,content=人民代表大会：工作会議,w=毛沢東； / genre=~ / other=~, doc-id=JCLS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8" office:value-type="string">
            <text:p>2023-03-17_14-34-55_000.jpg</text:p>
          </table:table-cell>
          <table:table-cell table:style-name="ce26" office:value-type="string">
            <text:p>:m #*# RES / free# S87DP9 記事読み / id=LUIO(browser=yan) / media=ei / theme=パレスチナ,content=~,w=~ / genre=~ / other=QQQ</text:p>
          </table:table-cell>
          <table:table-cell table:style-name="ce28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#*# RES / free# S87DP9 記事読み / id=LUIO(browser=yan) / media=ei / theme=パレスチナ,content=~,w=~ / genre=~ / other=QQQ">
            <text:p>:m #*# RES / free# S87DP9 記事読み / id=LUIO(browser=yan) / media=ei / theme=パレスチナ,content=~,w=~ / genre=~ / other=QQQ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3-03-17_12-32-22_000.jpg</text:p>
          </table:table-cell>
          <table:table-cell table:style-name="ce26" office:value-type="string">
            <text:p>:m #*# RES / JVEMV6 64#253_islam_kongen / 『イスラームの根源をさぐる』 著者=牧野信也,校注=~ / p.134 / w=,topic=~,publisher=~,other=QQQ</text:p>
          </table:table-cell>
          <table:table-cell table:style-name="ce27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#*# RES / JVEMV6 64#253_islam_kongen / 『イスラームの根源をさぐる』 著者=牧野信也,校注=~ / p.134 / w=,topic=~,publisher=~,other=QQQ">
            <text:p>:m #*# RES / JVEMV6 64#253_islam_kongen / 『イスラームの根源をさぐる』 著者=牧野信也,校注=~ / p.134 / w=,topic=~,publisher=~,other=QQQ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1">
            <text:p>1</text:p>
          </table:table-cell>
          <table:table-cell table:style-name="ce18" office:value-type="string">
            <text:p>2023-03-17_03-12-14_000.jpg</text:p>
          </table:table-cell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3-03-17_13-18-51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m 食べた物 ">
            <text:p>:m 食べた物 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3-03-17_09-16-54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7"/>
          <table:table-cell table:style-name="ce10"/>
          <table:table-cell table:style-name="ce10"/>
          <table:table-cell table:style-name="ce45" table:formula="of:=IF([.E10]=&quot;&quot;;[.C12];CONCATENATE([.C12];&quot; / &quot;;[.E10]))" office:value-type="string" office:string-value=":m #*# / read-docs / theme=labor-issues,content=~,id=GXDX, w=理科研；雇止め；非正規 / genre=~ / other=~">
            <text:p>:m #*# / read-docs / theme=labor-issues,content=~,id=GXDX, w=理科研；雇止め；非正規 / genre=~ / other=~</text:p>
          </table:table-cell>
          <table:table-cell table:style-name="ce10" table:formula="of:=RIGHT([.B10];[.K10])" office:value-type="string" office:string-value="jpg">
            <text:p>jpg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0">
            <text:p>10</text:p>
          </table:table-cell>
          <table:table-cell table:style-name="ce17" office:value-type="string">
            <text:p>2023-03-17_16-49-12_000.jpg</text:p>
          </table:table-cell>
          <table:table-cell table:style-name="ce26" office:value-type="string">
            <text:p>:m 1*1 RES / JVEMV6 64#245_shuukyoo_yamaori_etal / 『日本人の宗教とは何か』 著者=山折哲雄、編著,校注=~ / p.19 / w=『常陸国風土記』,topic=縄文時代；,publisher=~,other=ske+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m 1*1 RES / JVEMV6 64#245_shuukyoo_yamaori_etal / 『日本人の宗教とは何か』 著者=山折哲雄、編著,校注=~ / p.19 / w=『常陸国風土記』,topic=縄文時代；,publisher=~,other=ske+">
            <text:p>:m 1*1 RES / JVEMV6 64#245_shuukyoo_yamaori_etal / 『日本人の宗教とは何か』 著者=山折哲雄、編著,校注=~ / p.19 / w=『常陸国風土記』,topic=縄文時代；,publisher=~,other=ske+</text:p>
          </table:table-cell>
          <table:table-cell table:style-name="ce10" table:formula="of:=RIGHT([.B11];[.K11])" office:value-type="string" office:string-value="jpg">
            <text:p>jpg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5" office:value-type="float" office:value="11">
            <text:p>11</text:p>
          </table:table-cell>
          <table:table-cell table:style-name="ce17" office:value-type="string">
            <text:p>2023-03-17_16-58-55_000.jpg</text:p>
          </table:table-cell>
          <table:table-cell table:style-name="ce26" office:value-type="string">
            <text:p>:m #*# / read-docs / theme=labor-issues,content=~,id=GXDX, w=理科研；雇止め；非正規 / genre=~ / 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2]=&quot;&quot;;[.C12];CONCATENATE([.C12];&quot; / &quot;;[.E12]))" office:value-type="string" office:string-value=":m #*# / read-docs / theme=labor-issues,content=~,id=GXDX, w=理科研；雇止め；非正規 / genre=~ / other=~">
            <text:p>:m #*# / read-docs / theme=labor-issues,content=~,id=GXDX, w=理科研；雇止め；非正規 / genre=~ / other=~</text:p>
          </table:table-cell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7" office:value-type="string">
            <text:p>2023-03-17_17-13-20_000.jpg</text:p>
          </table:table-cell>
          <table:table-cell table:style-name="ce26" office:value-type="string">
            <text:p>:m #*# RES / free / res-id=CFDV / theme=math / genre=~,content=dのn乗：d&lt;1:総和,w=~ / session-number=~ / doc=~,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m #*# RES / free / res-id=CFDV / theme=math / genre=~,content=dのn乗：d&lt;1:総和,w=~ / session-number=~ / doc=~,other=~">
            <text:p>:m #*# RES / free / res-id=CFDV / theme=math / genre=~,content=dのn乗：d&lt;1:総和,w=~ / session-number=~ / doc=~,other=~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47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47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19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6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6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 office:value-type="string">
            <text:p>2022-12-20_16-32-49_000.jpg</text:p>
          </table:table-cell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6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6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8] 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2">
            <text:p>12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5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6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target-range-address="Sheet1.A2:Sheet1.AMJ13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1:Sheet1.C276" table:on-update-keep-styles="true" table:on-update-keep-size="false"/>
        <table:database-range table:name="XXX" table:target-range-address="Sheet1.B271:Sheet1.B271" table:on-update-keep-styles="true" table:on-update-keep-size="false"/>
        <table:database-range table:name="XXX_music" table:target-range-address="Sheet1.B272:Sheet1.B272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17">2023/03/17</text:date>, <text:time>17:59:1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3-17T17:59:12.77</dc:date>
    <dc:creator>iwabuchi ken</dc:creator>
    <meta:editing-duration>P55DT2H5M2S</meta:editing-duration>
    <meta:editing-cycles>17732</meta:editing-cycles>
    <meta:document-statistic meta:table-count="2" meta:cell-count="920" meta:object-count="0"/>
    <meta:user-defined meta:name="qrichtext">1</meta:user-defined>
  </office:meta>
</office:document-meta>
</file>